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zxx" fo:country="none" fo:font-weight="bold" officeooo:rsid="000235d1" officeooo:paragraph-rsid="000235d1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zxx" fo:country="none" fo:font-weight="bold" officeooo:rsid="0004d609" officeooo:paragraph-rsid="0004d609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zxx" fo:country="none" fo:font-weight="bold" officeooo:rsid="00056f68" officeooo:paragraph-rsid="00056f68" style:language-asian="zxx" style:country-asian="none" style:font-weight-asian="bold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PORAN AKHIR</text:p>
      <text:p text:style-name="P1">PENELITIAN DOSEN PNB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RANCANG BANGUN SISTEM INFORMASI</text:p>
      <text:p text:style-name="P2">SELEKSI PROPOSAL PENELITIAN DAN PENGABDIAN </text:p>
      <text:p text:style-name="P2">MASYARAKAT (SIMLITABMAS)</text:p>
      <text:p text:style-name="P2">POLITEKNIK NEGERI AMB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IM PENGUSUL</text:p>
      <text:p text:style-name="P3"/>
      <text:p text:style-name="P2"/>
      <text:p text:style-name="P2">ZULKARNAEN HATALA, ST., MT. : 0919087701<text:tab/>KETU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JURUSAN TEKNIK ELEKTRO</text:p>
      <text:p text:style-name="P3">PO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9:47:46.829638546</meta:creation-date>
    <dc:date>2017-12-12T19:52:07.698840818</dc:date>
    <meta:editing-duration>PT4M1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2" meta:character-count="239" meta:non-whitespace-character-count="216"/>
  </office:meta>
</office:document-meta>
</file>